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BootstrapContex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BootstrapContext.getCacheAwareContextLoader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otstrapContext.DefaultBootstrapContext( Class &lt; ? &gt; testClass , CacheAwareContextLoaderDelegate cacheAwareContextLoader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BootstrapContext.getTes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